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FilterConfig.MockFilterConfig( @ Nullable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ilterConfig.getIni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FilterConfig.MockFilte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ilterConfig.MockFilterConfig( String fil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ilterConfig.addInitParamet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FilterConfig.getIni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ilterConfig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ilterConfig.MockFilterConfig( @ Nullable ServletContext servletContext , String filt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FilterConfig.getFil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